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1.06mm" fo:break-before="auto" style:use-optimal-row-height="true"/>
    </style:style>
    <style:style style:name="ro2" style:family="table-row">
      <style:table-row-properties style:row-height="38.17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868a61299d614cad9259e0e9c3018e79" xlink:type="simple">ap·pre·hen·sion</text:a> </text:p>
          </table:table-cell>
          <table:table-cell office:value-type="string" calcext:value-type="string">
            <text:p>[ˌæprɪˈhenʃn] </text:p>
          </table:table-cell>
          <table:table-cell office:value-type="string" calcext:value-type="string">
            <text:p>:</text:p>
          </table:table-cell>
          <table:table-cell office:value-type="string" office:string-value="1.명사 우려, 불안&#10;There is growing apprehension that fighting will begin again.&#10;&#10;전투가 다시 시작될 것이라는 우려가 커지고 있다.&#10;&#10;2.명사 체포" calcext:value-type="string">
            <text:p>1.명사 우려, 불안</text:p>
            <text:p>There is growing apprehension that fighting will begin again.</text:p>
            <text:p/>
            <text:p>전투가 다시 시작될 것이라는 우려가 커지고 있다.</text:p>
            <text:p/>
            <text:p>2.명사 체포</text:p>
          </table:table-cell>
        </table:table-row>
        <table:table-row table:style-name="ro2">
          <table:table-cell office:value-type="string" calcext:value-type="string">
            <text:p><text:a xlink:href="https://en.dict.naver.com/#/entry/enko/a3e48d02a1b0400e801ffd6a602e3235" xlink:type="simple">whip</text:a> </text:p>
          </table:table-cell>
          <table:table-cell office:value-type="string" calcext:value-type="string">
            <text:p>[wɪp] </text:p>
          </table:table-cell>
          <table:table-cell office:value-type="string" calcext:value-type="string">
            <text:p>:</text:p>
          </table:table-cell>
          <table:table-cell office:value-type="string" office:string-value="1.명사 채찍&#10;He cracked his whip and the horse leapt forward.&#10;&#10;그가 채찍을 찰싹 갈기자 말이 앞으로 풀쩍 뛰었다.&#10;&#10;2.명사 (정당의) 원내 총무&#10;the chief whip&#10;&#10;제1원내 총무&#10;&#10;3.명사 (특정 쟁점에 대해 당원들에게 보내는) 표결 안내문[지시문]" calcext:value-type="string">
            <text:p>1.명사 채찍</text:p>
            <text:p>He cracked his whip and the horse leapt forward.</text:p>
            <text:p/>
            <text:p>그가 채찍을 찰싹 갈기자 말이 앞으로 풀쩍 뛰었다.</text:p>
            <text:p/>
            <text:p>2.명사 (정당의) 원내 총무</text:p>
            <text:p>the chief whip</text:p>
            <text:p/>
            <text:p>제1원내 총무</text:p>
            <text:p/>
            <text:p>3.명사 (특정 쟁점에 대해 당원들에게 보내는) 표결 안내문[지시문]</text:p>
          </table:table-cell>
        </table:table-row>
        <table:table-row table:style-name="ro2">
          <table:table-cell office:value-type="string" calcext:value-type="string">
            <text:p><text:a xlink:href="https://en.dict.naver.com/#/entry/enko/a857f30322d346c78c61573afd86b031" xlink:type="simple">wind-up</text:a> </text:p>
          </table:table-cell>
          <table:table-cell office:value-type="string" calcext:value-type="string">
            <text:p>[ˈwaɪnd ʌp] </text:p>
          </table:table-cell>
          <table:table-cell office:value-type="string" calcext:value-type="string">
            <text:p>:</text:p>
          </table:table-cell>
          <table:table-cell office:value-type="string" office:string-value="1.형용사 (열쇠손잡이 등을) 돌리게[감게] 되어 있는, 태엽을 돌려 작동하는&#10;an old-fashioned wind-up gramophone&#10;&#10;태엽을 돌려 작동하는 구식 축음기&#10;&#10;2.형용사 마무리를 짓기 위한&#10;a wind-up speech&#10;&#10;마무리 연설&#10;&#10;3.명사 약올리기, 약을 올리는 말[행동]" calcext:value-type="string">
            <text:p>1.형용사 (열쇠손잡이 등을) 돌리게[감게] 되어 있는, 태엽을 돌려 작동하는</text:p>
            <text:p>an old-fashioned wind-up gramophone</text:p>
            <text:p/>
            <text:p>태엽을 돌려 작동하는 구식 축음기</text:p>
            <text:p/>
            <text:p>2.형용사 마무리를 짓기 위한</text:p>
            <text:p>a wind-up speech</text:p>
            <text:p/>
            <text:p>마무리 연설</text:p>
            <text:p/>
            <text:p>3.명사 약올리기, 약을 올리는 말[행동]</text:p>
          </table:table-cell>
        </table:table-row>
        <table:table-row table:style-name="ro3">
          <table:table-cell office:value-type="string" calcext:value-type="string">
            <text:p><text:a xlink:href="https://en.dict.naver.com/#/entry/enko/e9d032d572d34442ac9e72fa54396621" xlink:type="simple">cheque</text:a> </text:p>
          </table:table-cell>
          <table:table-cell office:value-type="string" calcext:value-type="string">
            <text:p>[tʃek] </text:p>
          </table:table-cell>
          <table:table-cell office:value-type="string" calcext:value-type="string">
            <text:p>:</text:p>
          </table:table-cell>
          <table:table-cell office:value-type="string" office:string-value="1.명사 수표&#10;a cheque for £50&#10;&#10;50파운드짜리 수표" calcext:value-type="string">
            <text:p>1.명사 수표</text:p>
            <text:p>a cheque for £50</text:p>
            <text:p/>
            <text:p>50파운드짜리 수표</text:p>
          </table:table-cell>
        </table:table-row>
        <table:table-row table:style-name="ro3">
          <table:table-cell office:value-type="string" calcext:value-type="string">
            <text:p><text:a xlink:href="https://en.dict.naver.com/#/entry/enko/67ee2daf0286410687e943997d9aef20" xlink:type="simple">as though[as if]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마치 …인 것처럼&#10;People speak of him as though he was something special. In actual fact, he was a very bad reader.&#10;&#10;사람들은 그가 마치 특별한 사람이라도 되는 양 말한다. 사실, 그는 아주 형편없는 독자였다." calcext:value-type="string">
            <text:p>1.마치 …인 것처럼</text:p>
            <text:p>People speak of him as though he was something special. In actual fact, he was a very bad reader.</text:p>
            <text:p/>
            <text:p>사람들은 그가 마치 특별한 사람이라도 되는 양 말한다. 사실, 그는 아주 형편없는 독자였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efa4a02a3e7e4fa699d1d7a528de0e14" xlink:type="simple">gaping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형용사 입을 크게 벌린, 크게 갈라진</text:p>
          </table:table-cell>
        </table:table-row>
        <table:table-row table:style-name="ro5">
          <table:table-cell office:value-type="string" calcext:value-type="string">
            <text:p><text:a xlink:href="https://en.dict.naver.com/#/entry/enko/dac197548e2046d08351b5ecda809a19" xlink:type="simple">gape</text:a> </text:p>
          </table:table-cell>
          <table:table-cell office:value-type="string" calcext:value-type="string">
            <text:p>[ɡeɪp] </text:p>
          </table:table-cell>
          <table:table-cell office:value-type="string" calcext:value-type="string">
            <text:p>:</text:p>
          </table:table-cell>
          <table:table-cell office:value-type="string" office:string-value="1.동사 (놀라서) 입을 딱 벌리고 바라보다&#10;2.동사 떡 벌어져 있다[벌어지다]&#10;a gaping hole/mouth/wound&#10;&#10;떡 벌어진 구멍/입/상처" calcext:value-type="string">
            <text:p>1.동사 (놀라서) 입을 딱 벌리고 바라보다</text:p>
            <text:p>2.동사 떡 벌어져 있다[벌어지다]</text:p>
            <text:p>a gaping hole/mouth/wound</text:p>
            <text:p/>
            <text:p>떡 벌어진 구멍/입/상처</text:p>
          </table:table-cell>
        </table:table-row>
        <table:table-row table:style-name="ro6">
          <table:table-cell office:value-type="string" calcext:value-type="string">
            <text:p><text:a xlink:href="https://en.dict.naver.com/#/entry/enko/875259df81af463aa64dfe0d77f76e59" xlink:type="simple">mis·er·a·bly</text:a> </text:p>
          </table:table-cell>
          <table:table-cell office:value-type="string" calcext:value-type="string">
            <text:p>[mízərəbli] </text:p>
          </table:table-cell>
          <table:table-cell office:value-type="string" calcext:value-type="string">
            <text:p>:</text:p>
          </table:table-cell>
          <table:table-cell office:value-type="string" office:string-value="1.부사 비참하게, 불쌍하게; 초라하게&#10;2.부사 비참할 만큼; 형편없이, 지독히" calcext:value-type="string">
            <text:p>1.부사 비참하게, 불쌍하게; 초라하게</text:p>
            <text:p>2.부사 비참할 만큼; 형편없이, 지독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08:02.559000000</meta:creation-date>
    <dc:date>2021-02-07T18:10:45.689000000</dc:date>
    <meta:editing-duration>PT2M42S</meta:editing-duration>
    <meta:editing-cycles>2</meta:editing-cycles>
    <meta:generator>Ultra_Office/6.2.3.2$Windows_x86 LibreOffice_project/</meta:generator>
    <meta:document-statistic meta:table-count="1" meta:cell-count="30" meta:object-count="0"/>
  </office:meta>
</office:document-meta>
</file>